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55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 table:maximum-difference="0.0001"/>
      </table:calculation-settings>
      <table:table table:name="3x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x3 (Potential phi))</text:p>
          </table:table-cell>
          <table:table-cell table:number-columns-repeated="3"/>
          <table:table-cell office:value-type="string" calcext:value-type="string">
            <text:p>2x2 (Conductivity T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2*[.C4]+([.B3]*[.F3]+[.D3]*[.G3])/2/([.F3]+[.G3])" office:value-type="float" office:value="1.73476582887429" calcext:value-type="float">
            <text:p>1.73476582887429</text:p>
          </table:table-cell>
          <table:table-cell table:formula="of:=([.C3]+[.D4])/2" office:value-type="float" office:value="-0.765249756485108" calcext:value-type="float">
            <text:p>-0.76524975648510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4]+([.B3]*[.F3]+[.B5]*[.F4])/2/([.F3]+[.F4])" office:value-type="float" office:value="2.11728401684191" calcext:value-type="float">
            <text:p>2.11728401684191</text:p>
          </table:table-cell>
          <table:table-cell table:formula="of:=(([.F3]+[.G3])*[.C3]+([.F4]+[.G4])*[.C5]+([.F3]+[.F4])*[.B4]+([.G3]+[.G4])*[.D4])/2/([.F3]+[.F4]+[.G3]+[.G4])" office:value-type="float" office:value="-0.574008859442286" calcext:value-type="float">
            <text:p>-0.574008859442286</text:p>
          </table:table-cell>
          <table:table-cell table:formula="of:=1/2*[.C4]+([.D3]*[.G3]+[.D5]*[.G4])/2/([.G3]+[.G4])" office:value-type="float" office:value="-3.26523801835657" calcext:value-type="float">
            <text:p>-3.2652380183565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([.B4]+[.C5])/2" office:value-type="float" office:value="-0.382702121261684" calcext:value-type="float">
            <text:p>-0.382702121261684</text:p>
          </table:table-cell>
          <table:table-cell table:formula="of:=1/2*[.C4]+([.B5]*[.F4]+[.D5]*[.G4])/2/([.F4]+[.G4])" office:value-type="float" office:value="-2.88268825936528" calcext:value-type="float">
            <text:p>-2.88268825936528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</table:table>
      <table:table table:name="10x10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office:value-type="string" calcext:value-type="string">
            <text:p>10x10 <text:s/>(Potential phi)</text:p>
          </table:table-cell>
          <table:table-cell table:number-columns-repeated="10"/>
          <table:table-cell office:value-type="string" calcext:value-type="string">
            <text:p>2x2 (Conductivity T)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1/2*[.C4]+([.B3]*[.M3]+[.D3]*[.N3])/2/([.M3]+[.N3])" office:value-type="float" office:value="6.98683802369873" calcext:value-type="float">
            <text:p>6.98683802369873</text:p>
          </table:table-cell>
          <table:table-cell table:formula="of:=([.C3]+[.D4])/2" office:value-type="float" office:value="6.08534694127759" calcext:value-type="float">
            <text:p>6.08534694127759</text:p>
          </table:table-cell>
          <table:table-cell table:formula="of:=1/2*[.E4]+([.D3]*[.O3]+[.F3]*[.P3])/2/([.O3]+[.P3])" office:value-type="float" office:value="4.78126078513758" calcext:value-type="float">
            <text:p>4.78126078513758</text:p>
          </table:table-cell>
          <table:table-cell table:formula="of:=([.E3]+[.F4])/2" office:value-type="float" office:value="4.27784088207513" calcext:value-type="float">
            <text:p>4.27784088207513</text:p>
          </table:table-cell>
          <table:table-cell table:formula="of:=1/2*[.G4]+([.F3]*[.Q3]+[.H3]*[.R3])/2/([.Q3]+[.R3])" office:value-type="float" office:value="3.43150573062521" calcext:value-type="float">
            <text:p>3.43150573062521</text:p>
          </table:table-cell>
          <table:table-cell table:formula="of:=([.G3]+[.H4])/2" office:value-type="float" office:value="3.08868713462701" calcext:value-type="float">
            <text:p>3.08868713462701</text:p>
          </table:table-cell>
          <table:table-cell table:formula="of:=1/2*[.I4]+([.H3]*[.S3]+[.J3]*[.T3])/2/([.S3]+[.T3])" office:value-type="float" office:value="2.53823540137013" calcext:value-type="float">
            <text:p>2.53823540137013</text:p>
          </table:table-cell>
          <table:table-cell table:formula="of:=([.I3]+[.J4])/2" office:value-type="float" office:value="2.34021755473632" calcext:value-type="float">
            <text:p>2.34021755473632</text:p>
          </table:table-cell>
          <table:table-cell table:formula="of:=([.J3]+[.K4])/2" office:value-type="float" office:value="2.19757612521532" calcext:value-type="float">
            <text:p>2.19757612521532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4]+([.B3]*[.M3]+[.B5]*[.M4])/2/([.M3]+[.M4])" office:value-type="float" office:value="6.74022464848449" calcext:value-type="float">
            <text:p>6.74022464848449</text:p>
          </table:table-cell>
          <table:table-cell table:formula="of:=(([.M3]+[.N3])*[.C3]+([.M4]+[.N4])*[.C5]+([.M3]+[.M4])*[.B4]+([.N3]+[.N4])*[.D4])/2/([.M3]+[.M4]+[.N3]+[.N4])" office:value-type="float" office:value="5.93128921151396" calcext:value-type="float">
            <text:p>5.93128921151396</text:p>
          </table:table-cell>
          <table:table-cell table:formula="of:=(([.N3]+[.O3])*[.D3]+([.N4]+[.O4])*[.D5]+([.N3]+[.N4])*[.C4]+([.O3]+[.O4])*[.E4])/2/([.N3]+[.N4]+[.O3]+[.O4])" office:value-type="float" office:value="5.18402013722294" calcext:value-type="float">
            <text:p>5.18402013722294</text:p>
          </table:table-cell>
          <table:table-cell table:formula="of:=(([.O3]+[.P3])*[.E3]+([.O4]+[.P4])*[.E5]+([.O3]+[.O4])*[.D4]+([.P3]+[.P4])*[.F4])/2/([.O3]+[.O4]+[.P3]+[.P4])" office:value-type="float" office:value="4.38097477338875" calcext:value-type="float">
            <text:p>4.38097477338875</text:p>
          </table:table-cell>
          <table:table-cell table:formula="of:=(([.P3]+[.Q3])*[.F3]+([.P4]+[.Q4])*[.F5]+([.P3]+[.P4])*[.E4]+([.Q3]+[.Q4])*[.G4])/2/([.P3]+[.P4]+[.Q3]+[.Q4])" office:value-type="float" office:value="3.77450407047182" calcext:value-type="float">
            <text:p>3.77450407047182</text:p>
          </table:table-cell>
          <table:table-cell table:formula="of:=(([.Q3]+[.R3])*[.G3]+([.Q4]+[.R4])*[.G5]+([.Q3]+[.Q4])*[.F4]+([.R3]+[.R4])*[.H4])/2/([.Q3]+[.Q4]+[.R3]+[.R4])" office:value-type="float" office:value="3.17977764691715" calcext:value-type="float">
            <text:p>3.17977764691715</text:p>
          </table:table-cell>
          <table:table-cell table:formula="of:=(([.R3]+[.S3])*[.H3]+([.R4]+[.S4])*[.H5]+([.R3]+[.R4])*[.G4]+([.S3]+[.S4])*[.I4])/2/([.R3]+[.R4]+[.S3]+[.S4])" office:value-type="float" office:value="2.74602922234747" calcext:value-type="float">
            <text:p>2.74602922234747</text:p>
          </table:table-cell>
          <table:table-cell table:formula="of:=(([.S3]+[.T3])*[.I3]+([.S4]+[.T4])*[.I5]+([.S3]+[.S4])*[.H4]+([.T3]+[.T4])*[.J4])/2/([.S3]+[.S4]+[.T3]+[.T4])" office:value-type="float" office:value="2.36205369837216" calcext:value-type="float">
            <text:p>2.36205369837216</text:p>
          </table:table-cell>
          <table:table-cell table:formula="of:=(([.T3]+[.U3])*[.J3]+([.T4]+[.U4])*[.J5]+([.T3]+[.T4])*[.I4]+([.U3]+[.U4])*[.K4])/2/([.T3]+[.T4]+[.U3]+[.U4])" office:value-type="float" office:value="2.14229568473218" calcext:value-type="float">
            <text:p>2.14229568473218</text:p>
          </table:table-cell>
          <table:table-cell table:formula="of:=1/2*[.J4]+([.K3]*[.U3]+[.K5]*[.U4])/2/([.U3]+[.U4])" office:value-type="float" office:value="2.05493469569433" calcext:value-type="float">
            <text:p>2.05493469569433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5]+([.B4]*[.M4]+[.B6]*[.M5])/2/([.M4]+[.M5])" office:value-type="float" office:value="5.09869971664879" calcext:value-type="float">
            <text:p>5.09869971664879</text:p>
          </table:table-cell>
          <table:table-cell table:formula="of:=(([.M4]+[.N4])*[.C4]+([.M5]+[.N5])*[.C6]+([.M4]+[.M5])*[.B5]+([.N4]+[.N5])*[.D5])/2/([.M4]+[.M5]+[.N4]+[.N5])" office:value-type="float" office:value="4.81420572202146" calcext:value-type="float">
            <text:p>4.81420572202146</text:p>
          </table:table-cell>
          <table:table-cell table:formula="of:=(([.N4]+[.O4])*[.D4]+([.N5]+[.O5])*[.D6]+([.N4]+[.N5])*[.C5]+([.O4]+[.O5])*[.E5])/2/([.N4]+[.N5]+[.O4]+[.O5])" office:value-type="float" office:value="4.33853400153174" calcext:value-type="float">
            <text:p>4.33853400153174</text:p>
          </table:table-cell>
          <table:table-cell table:formula="of:=(([.O4]+[.P4])*[.E4]+([.O5]+[.P5])*[.E6]+([.O4]+[.O5])*[.D5]+([.P4]+[.P5])*[.F5])/2/([.O4]+[.O5]+[.P4]+[.P5])" office:value-type="float" office:value="3.78417301138848" calcext:value-type="float">
            <text:p>3.78417301138848</text:p>
          </table:table-cell>
          <table:table-cell table:formula="of:=(([.P4]+[.Q4])*[.F4]+([.P5]+[.Q5])*[.F6]+([.P4]+[.P5])*[.E5]+([.Q4]+[.Q5])*[.G5])/2/([.P4]+[.P5]+[.Q4]+[.Q5])" office:value-type="float" office:value="3.25974157514183" calcext:value-type="float">
            <text:p>3.25974157514183</text:p>
          </table:table-cell>
          <table:table-cell table:formula="of:=(([.Q4]+[.R4])*[.G4]+([.Q5]+[.R5])*[.G6]+([.Q4]+[.Q5])*[.F5]+([.R4]+[.R5])*[.H5])/2/([.Q4]+[.Q5]+[.R4]+[.R5])" office:value-type="float" office:value="2.76720241827649" calcext:value-type="float">
            <text:p>2.76720241827649</text:p>
          </table:table-cell>
          <table:table-cell table:formula="of:=(([.R4]+[.S4])*[.H4]+([.R5]+[.S5])*[.H6]+([.R4]+[.R5])*[.G5]+([.S4]+[.S5])*[.I5])/2/([.R4]+[.R5]+[.S4]+[.S5])" office:value-type="float" office:value="2.35396683006231" calcext:value-type="float">
            <text:p>2.35396683006231</text:p>
          </table:table-cell>
          <table:table-cell table:formula="of:=(([.S4]+[.T4])*[.I4]+([.S5]+[.T5])*[.I6]+([.S4]+[.S5])*[.H5]+([.T4]+[.T5])*[.J5])/2/([.S4]+[.S5]+[.T4]+[.T5])" office:value-type="float" office:value="2.02184789765572" calcext:value-type="float">
            <text:p>2.02184789765572</text:p>
          </table:table-cell>
          <table:table-cell table:formula="of:=(([.T4]+[.U4])*[.J4]+([.T5]+[.U5])*[.J6]+([.T4]+[.T5])*[.I5]+([.U4]+[.U5])*[.K5])/2/([.T4]+[.T5]+[.U4]+[.U5])" office:value-type="float" office:value="1.8122666580869" calcext:value-type="float">
            <text:p>1.8122666580869</text:p>
          </table:table-cell>
          <table:table-cell table:formula="of:=1/2*[.J5]+([.K4]*[.U4]+[.K6]*[.U5])/2/([.U4]+[.U5])" office:value-type="float" office:value="1.73791100284035" calcext:value-type="float">
            <text:p>1.73791100284035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6]+([.B5]*[.M5]+[.B7]*[.M6])/2/([.M5]+[.M6])" office:value-type="float" office:value="4.02646557544523" calcext:value-type="float">
            <text:p>4.02646557544523</text:p>
          </table:table-cell>
          <table:table-cell table:formula="of:=(([.M5]+[.N5])*[.C5]+([.M6]+[.N6])*[.C7]+([.M5]+[.M6])*[.B6]+([.N5]+[.N6])*[.D6])/2/([.M5]+[.M6]+[.N5]+[.N6])" office:value-type="float" office:value="3.88829995839134" calcext:value-type="float">
            <text:p>3.88829995839134</text:p>
          </table:table-cell>
          <table:table-cell table:formula="of:=(([.N5]+[.O5])*[.D5]+([.N6]+[.O6])*[.D7]+([.N5]+[.N6])*[.C6]+([.O5]+[.O6])*[.E6])/2/([.N5]+[.N6]+[.O5]+[.O6])" office:value-type="float" office:value="3.57180991020005" calcext:value-type="float">
            <text:p>3.57180991020005</text:p>
          </table:table-cell>
          <table:table-cell table:formula="of:=(([.O5]+[.P5])*[.E5]+([.O6]+[.P6])*[.E7]+([.O5]+[.O6])*[.D6]+([.P5]+[.P6])*[.F6])/2/([.O5]+[.O6]+[.P5]+[.P6])" office:value-type="float" office:value="3.15776632917683" calcext:value-type="float">
            <text:p>3.15776632917683</text:p>
          </table:table-cell>
          <table:table-cell table:formula="of:=(([.P5]+[.Q5])*[.F5]+([.P6]+[.Q6])*[.F7]+([.P5]+[.P6])*[.E6]+([.Q5]+[.Q6])*[.G6])/2/([.P5]+[.P6]+[.Q5]+[.Q6])" office:value-type="float" office:value="2.71361731035731" calcext:value-type="float">
            <text:p>2.71361731035731</text:p>
          </table:table-cell>
          <table:table-cell table:formula="of:=(([.Q5]+[.R5])*[.G5]+([.Q6]+[.R6])*[.G7]+([.Q5]+[.Q6])*[.F6]+([.R5]+[.R6])*[.H6])/2/([.Q5]+[.Q6]+[.R5]+[.R6])" office:value-type="float" office:value="2.27558659974299" calcext:value-type="float">
            <text:p>2.27558659974299</text:p>
          </table:table-cell>
          <table:table-cell table:formula="of:=(([.R5]+[.S5])*[.H5]+([.R6]+[.S6])*[.H7]+([.R5]+[.R6])*[.G6]+([.S5]+[.S6])*[.I6])/2/([.R5]+[.R6]+[.S5]+[.S6])" office:value-type="float" office:value="1.88109927399235" calcext:value-type="float">
            <text:p>1.88109927399235</text:p>
          </table:table-cell>
          <table:table-cell table:formula="of:=(([.S5]+[.T5])*[.I5]+([.S6]+[.T6])*[.I7]+([.S5]+[.S6])*[.H6]+([.T5]+[.T6])*[.J6])/2/([.S5]+[.S6]+[.T5]+[.T6])" office:value-type="float" office:value="1.55949766801287" calcext:value-type="float">
            <text:p>1.55949766801287</text:p>
          </table:table-cell>
          <table:table-cell table:formula="of:=(([.T5]+[.U5])*[.J5]+([.T6]+[.U6])*[.J7]+([.T5]+[.T6])*[.I6]+([.U5]+[.U6])*[.K6])/2/([.T5]+[.T6]+[.U5]+[.U6])" office:value-type="float" office:value="1.34748215438831" calcext:value-type="float">
            <text:p>1.34748215438831</text:p>
          </table:table-cell>
          <table:table-cell table:formula="of:=1/2*[.J6]+([.K5]*[.U5]+[.K7]*[.U6])/2/([.U5]+[.U6])" office:value-type="float" office:value="1.27261647538017" calcext:value-type="float">
            <text:p>1.27261647538017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7]+([.B6]*[.M6]+[.B8]*[.M7])/2/([.M6]+[.M7])" office:value-type="float" office:value="3.23056266834944" calcext:value-type="float">
            <text:p>3.23056266834944</text:p>
          </table:table-cell>
          <table:table-cell table:formula="of:=(([.M6]+[.N6])*[.C6]+([.M7]+[.N7])*[.C8]+([.M6]+[.M7])*[.B7]+([.N6]+[.N7])*[.D7])/2/([.M6]+[.M7]+[.N6]+[.N7])" office:value-type="float" office:value="3.14084047825132" calcext:value-type="float">
            <text:p>3.14084047825132</text:p>
          </table:table-cell>
          <table:table-cell table:formula="of:=(([.N6]+[.O6])*[.D6]+([.N7]+[.O7])*[.D8]+([.N6]+[.N7])*[.C7]+([.O6]+[.O7])*[.E7])/2/([.N6]+[.N7]+[.O6]+[.O7])" office:value-type="float" office:value="2.90286531680952" calcext:value-type="float">
            <text:p>2.90286531680952</text:p>
          </table:table-cell>
          <table:table-cell table:formula="of:=(([.O6]+[.P6])*[.E6]+([.O7]+[.P7])*[.E8]+([.O6]+[.O7])*[.D7]+([.P6]+[.P7])*[.F7])/2/([.O6]+[.O7]+[.P6]+[.P7])" office:value-type="float" office:value="2.56174791019114" calcext:value-type="float">
            <text:p>2.56174791019114</text:p>
          </table:table-cell>
          <table:table-cell table:formula="of:=(([.P6]+[.Q6])*[.F6]+([.P7]+[.Q7])*[.F8]+([.P6]+[.P7])*[.E7]+([.Q6]+[.Q7])*[.G7])/2/([.P6]+[.P7]+[.Q6]+[.Q7])" office:value-type="float" office:value="2.16203067499086" calcext:value-type="float">
            <text:p>2.16203067499086</text:p>
          </table:table-cell>
          <table:table-cell table:formula="of:=(([.Q6]+[.R6])*[.G6]+([.Q7]+[.R7])*[.G8]+([.Q6]+[.Q7])*[.F7]+([.R6]+[.R7])*[.H7])/2/([.Q6]+[.Q7]+[.R6]+[.R7])" office:value-type="float" office:value="1.74094271849656" calcext:value-type="float">
            <text:p>1.74094271849656</text:p>
          </table:table-cell>
          <table:table-cell table:formula="of:=(([.R6]+[.S6])*[.H6]+([.R7]+[.S7])*[.H8]+([.R6]+[.R7])*[.G7]+([.S6]+[.S7])*[.I7])/2/([.R6]+[.R7]+[.S6]+[.S7])" office:value-type="float" office:value="1.33587635365876" calcext:value-type="float">
            <text:p>1.33587635365876</text:p>
          </table:table-cell>
          <table:table-cell table:formula="of:=(([.S6]+[.T6])*[.I6]+([.S7]+[.T7])*[.I8]+([.S6]+[.S7])*[.H7]+([.T6]+[.T7])*[.J7])/2/([.S6]+[.S7]+[.T6]+[.T7])" office:value-type="float" office:value="0.988098246103582" calcext:value-type="float">
            <text:p>0.988098246103582</text:p>
          </table:table-cell>
          <table:table-cell table:formula="of:=(([.T6]+[.U6])*[.J6]+([.T7]+[.U7])*[.J8]+([.T6]+[.T7])*[.I7]+([.U6]+[.U7])*[.K7])/2/([.T6]+[.T7]+[.U6]+[.U7])" office:value-type="float" office:value="0.7461623085607" calcext:value-type="float">
            <text:p>0.7461623085607</text:p>
          </table:table-cell>
          <table:table-cell table:formula="of:=1/2*[.J7]+([.K6]*[.U6]+[.K8]*[.U7])/2/([.U6]+[.U7])" office:value-type="float" office:value="0.658159945678027" calcext:value-type="float">
            <text:p>0.658159945678027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8]+([.B7]*[.M7]+[.B9]*[.M8])/2/([.M7]+[.M8])" office:value-type="float" office:value="2.61415321909662" calcext:value-type="float">
            <text:p>2.61415321909662</text:p>
          </table:table-cell>
          <table:table-cell table:formula="of:=(([.M7]+[.N7])*[.C7]+([.M8]+[.N8])*[.C9]+([.M7]+[.M8])*[.B8]+([.N7]+[.N8])*[.D8])/2/([.M7]+[.M8]+[.N7]+[.N8])" office:value-type="float" office:value="2.5418801052657" calcext:value-type="float">
            <text:p>2.5418801052657</text:p>
          </table:table-cell>
          <table:table-cell table:formula="of:=(([.N7]+[.O7])*[.D7]+([.N8]+[.O8])*[.D9]+([.N7]+[.N8])*[.C8]+([.O7]+[.O8])*[.E8])/2/([.N7]+[.N8]+[.O7]+[.O8])" office:value-type="float" office:value="2.33732965474439" calcext:value-type="float">
            <text:p>2.33732965474439</text:p>
          </table:table-cell>
          <table:table-cell table:formula="of:=(([.O7]+[.P7])*[.E7]+([.O8]+[.P8])*[.E9]+([.O7]+[.O8])*[.D8]+([.P7]+[.P8])*[.F8])/2/([.O7]+[.O8]+[.P7]+[.P8])" office:value-type="float" office:value="2.02484148551829" calcext:value-type="float">
            <text:p>2.02484148551829</text:p>
          </table:table-cell>
          <table:table-cell table:formula="of:=(([.P7]+[.Q7])*[.F7]+([.P8]+[.Q8])*[.F9]+([.P7]+[.P8])*[.E8]+([.Q7]+[.Q8])*[.G8])/2/([.P7]+[.P8]+[.Q7]+[.Q8])" office:value-type="float" office:value="1.63280709844703" calcext:value-type="float">
            <text:p>1.63280709844703</text:p>
          </table:table-cell>
          <table:table-cell table:formula="of:=(([.Q7]+[.R7])*[.G7]+([.Q8]+[.R8])*[.G9]+([.Q7]+[.Q8])*[.F8]+([.R7]+[.R8])*[.H8])/2/([.Q7]+[.Q8]+[.R7]+[.R8])" office:value-type="float" office:value="1.19087495983864" calcext:value-type="float">
            <text:p>1.19087495983864</text:p>
          </table:table-cell>
          <table:table-cell table:formula="of:=(([.R7]+[.S7])*[.H7]+([.R8]+[.S8])*[.H9]+([.R7]+[.R8])*[.G8]+([.S7]+[.S8])*[.I8])/2/([.R7]+[.R8]+[.S7]+[.S8])" office:value-type="float" office:value="0.734169971851901" calcext:value-type="float">
            <text:p>0.734169971851901</text:p>
          </table:table-cell>
          <table:table-cell table:formula="of:=(([.S7]+[.T7])*[.I7]+([.S8]+[.T8])*[.I9]+([.S7]+[.S8])*[.H8]+([.T7]+[.T8])*[.J8])/2/([.S7]+[.S8]+[.T7]+[.T8])" office:value-type="float" office:value="0.311544708602311" calcext:value-type="float">
            <text:p>0.311544708602311</text:p>
          </table:table-cell>
          <table:table-cell table:formula="of:=(([.T7]+[.U7])*[.J7]+([.T8]+[.U8])*[.J9]+([.T7]+[.T8])*[.I8]+([.U7]+[.U8])*[.K8])/2/([.T7]+[.T8]+[.U7]+[.U8])" office:value-type="float" office:value="-0.00834858333865216" calcext:value-type="float">
            <text:p>-0.008348583338652</text:p>
          </table:table-cell>
          <table:table-cell table:formula="of:=1/2*[.J8]+([.K7]*[.U7]+[.K9]*[.U8])/2/([.U7]+[.U8])" office:value-type="float" office:value="-0.131616090926305" calcext:value-type="float">
            <text:p>-0.131616090926305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9]+([.B8]*[.M8]+[.B10]*[.M9])/2/([.M8]+[.M9])" office:value-type="float" office:value="2.14242537589692" calcext:value-type="float">
            <text:p>2.14242537589692</text:p>
          </table:table-cell>
          <table:table-cell table:formula="of:=(([.M8]+[.N8])*[.C8]+([.M9]+[.N9])*[.C10]+([.M8]+[.M9])*[.B9]+([.N8]+[.N9])*[.D9])/2/([.M8]+[.M9]+[.N8]+[.N9])" office:value-type="float" office:value="2.07547852292824" calcext:value-type="float">
            <text:p>2.07547852292824</text:p>
          </table:table-cell>
          <table:table-cell table:formula="of:=(([.N8]+[.O8])*[.D8]+([.N9]+[.O9])*[.D10]+([.N8]+[.N9])*[.C9]+([.O8]+[.O9])*[.E9])/2/([.N8]+[.N9]+[.O8]+[.O9])" office:value-type="float" office:value="1.88002323364772" calcext:value-type="float">
            <text:p>1.88002323364772</text:p>
          </table:table-cell>
          <table:table-cell table:formula="of:=(([.O8]+[.P8])*[.E8]+([.O9]+[.P9])*[.E10]+([.O8]+[.O9])*[.D9]+([.P8]+[.P9])*[.F9])/2/([.O8]+[.O9]+[.P8]+[.P9])" office:value-type="float" office:value="1.56793263819099" calcext:value-type="float">
            <text:p>1.56793263819099</text:p>
          </table:table-cell>
          <table:table-cell table:formula="of:=(([.P8]+[.Q8])*[.F8]+([.P9]+[.Q9])*[.F10]+([.P8]+[.P9])*[.E9]+([.Q8]+[.Q9])*[.G9])/2/([.P8]+[.P9]+[.Q8]+[.Q9])" office:value-type="float" office:value="1.15421362298348" calcext:value-type="float">
            <text:p>1.15421362298348</text:p>
          </table:table-cell>
          <table:table-cell table:formula="of:=(([.Q8]+[.R8])*[.G8]+([.Q9]+[.R9])*[.G10]+([.Q8]+[.Q9])*[.F9]+([.R8]+[.R9])*[.H9])/2/([.Q8]+[.Q9]+[.R8]+[.R9])" office:value-type="float" office:value="0.65642947482566" calcext:value-type="float">
            <text:p>0.65642947482566</text:p>
          </table:table-cell>
          <table:table-cell table:formula="of:=(([.R8]+[.S8])*[.H8]+([.R9]+[.S9])*[.H10]+([.R8]+[.R9])*[.G9]+([.S8]+[.S9])*[.I9])/2/([.R8]+[.R9]+[.S8]+[.S9])" office:value-type="float" office:value="0.0999405341137199" calcext:value-type="float">
            <text:p>0.09994053411372</text:p>
          </table:table-cell>
          <table:table-cell table:formula="of:=(([.S8]+[.T8])*[.I8]+([.S9]+[.T9])*[.I10]+([.S8]+[.S9])*[.H9]+([.T8]+[.T9])*[.J9])/2/([.S8]+[.S9]+[.T8]+[.T9])" office:value-type="float" office:value="-0.46678108253065" calcext:value-type="float">
            <text:p>-0.46678108253065</text:p>
          </table:table-cell>
          <table:table-cell table:formula="of:=(([.T8]+[.U8])*[.J8]+([.T9]+[.U9])*[.J10]+([.T8]+[.T9])*[.I9]+([.U8]+[.U9])*[.K9])/2/([.T8]+[.T9]+[.U8]+[.U9])" office:value-type="float" office:value="-0.958516007318893" calcext:value-type="float">
            <text:p>-0.958516007318893</text:p>
          </table:table-cell>
          <table:table-cell table:formula="of:=1/2*[.J9]+([.K8]*[.U8]+[.K10]*[.U9])/2/([.U8]+[.U9])" office:value-type="float" office:value="-1.16670854216207" calcext:value-type="float">
            <text:p>-1.16670854216207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10]+([.B9]*[.M9]+[.B11]*[.M10])/2/([.M9]+[.M10])" office:value-type="float" office:value="1.80462795567269" calcext:value-type="float">
            <text:p>1.80462795567269</text:p>
          </table:table-cell>
          <table:table-cell table:formula="of:=(([.M9]+[.N9])*[.C9]+([.M10]+[.N10])*[.C11]+([.M9]+[.M10])*[.B10]+([.N9]+[.N10])*[.D10])/2/([.M9]+[.M10]+[.N9]+[.N10])" office:value-type="float" office:value="1.73795849176053" calcext:value-type="float">
            <text:p>1.73795849176053</text:p>
          </table:table-cell>
          <table:table-cell table:formula="of:=(([.N9]+[.O9])*[.D9]+([.N10]+[.O10])*[.D11]+([.N9]+[.N10])*[.C10]+([.O9]+[.O10])*[.E10])/2/([.N9]+[.N10]+[.O9]+[.O10])" office:value-type="float" office:value="1.53968163021857" calcext:value-type="float">
            <text:p>1.53968163021857</text:p>
          </table:table-cell>
          <table:table-cell table:formula="of:=(([.O9]+[.P9])*[.E9]+([.O10]+[.P10])*[.E11]+([.O9]+[.O10])*[.D10]+([.P9]+[.P10])*[.F10])/2/([.O9]+[.O10]+[.P9]+[.P10])" office:value-type="float" office:value="1.21311320658165" calcext:value-type="float">
            <text:p>1.21311320658165</text:p>
          </table:table-cell>
          <table:table-cell table:formula="of:=(([.P9]+[.Q9])*[.F9]+([.P10]+[.Q10])*[.F11]+([.P9]+[.P10])*[.E10]+([.Q9]+[.Q10])*[.G10])/2/([.P9]+[.P10]+[.Q9]+[.Q10])" office:value-type="float" office:value="0.760376901018517" calcext:value-type="float">
            <text:p>0.760376901018517</text:p>
          </table:table-cell>
          <table:table-cell table:formula="of:=(([.Q9]+[.R9])*[.G9]+([.Q10]+[.R10])*[.G11]+([.Q9]+[.Q10])*[.F10]+([.R9]+[.R10])*[.H10])/2/([.Q9]+[.Q10]+[.R9]+[.R10])" office:value-type="float" office:value="0.18148384278203" calcext:value-type="float">
            <text:p>0.18148384278203</text:p>
          </table:table-cell>
          <table:table-cell table:formula="of:=(([.R9]+[.S9])*[.H9]+([.R10]+[.S10])*[.H11]+([.R9]+[.R10])*[.G10]+([.S9]+[.S10])*[.I10])/2/([.R9]+[.R10]+[.S9]+[.S10])" office:value-type="float" office:value="-0.521324045396" calcext:value-type="float">
            <text:p>-0.521324045396</text:p>
          </table:table-cell>
          <table:table-cell table:formula="of:=(([.S9]+[.T9])*[.I9]+([.S10]+[.T10])*[.I11]+([.S9]+[.S10])*[.H10]+([.T9]+[.T10])*[.J10])/2/([.S9]+[.S10]+[.T9]+[.T10])" office:value-type="float" office:value="-1.31714497404125" calcext:value-type="float">
            <text:p>-1.31714497404125</text:p>
          </table:table-cell>
          <table:table-cell table:formula="of:=(([.T9]+[.U9])*[.J9]+([.T10]+[.U10])*[.J11]+([.T9]+[.T10])*[.I10]+([.U9]+[.U10])*[.K10])/2/([.T9]+[.T10]+[.U9]+[.U10])" office:value-type="float" office:value="-2.0809788234377" calcext:value-type="float">
            <text:p>-2.0809788234377</text:p>
          </table:table-cell>
          <table:table-cell table:formula="of:=1/2*[.J10]+([.K9]*[.U9]+[.K11]*[.U10])/2/([.U9]+[.U10])" office:value-type="float" office:value="-2.55360957335796" calcext:value-type="float">
            <text:p>-2.55360957335796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1/2*[.C11]+([.B10]*[.M10]+[.B12]*[.M11])/2/([.M10]+[.M11])" office:value-type="float" office:value="1.60016946327277" calcext:value-type="float">
            <text:p>1.60016946327277</text:p>
          </table:table-cell>
          <table:table-cell table:formula="of:=(([.M10]+[.N10])*[.C10]+([.M11]+[.N11])*[.C12]+([.M10]+[.M11])*[.B11]+([.N10]+[.N11])*[.D11])/2/([.M10]+[.M11]+[.N10]+[.N11])" office:value-type="float" office:value="1.53228746964954" calcext:value-type="float">
            <text:p>1.53228746964954</text:p>
          </table:table-cell>
          <table:table-cell table:formula="of:=(([.N10]+[.O10])*[.D10]+([.N11]+[.O11])*[.D12]+([.N10]+[.N11])*[.C11]+([.O10]+[.O11])*[.E11])/2/([.N10]+[.N11]+[.O10]+[.O11])" office:value-type="float" office:value="1.32817304899024" calcext:value-type="float">
            <text:p>1.32817304899024</text:p>
          </table:table-cell>
          <table:table-cell table:formula="of:=(([.O10]+[.P10])*[.E10]+([.O11]+[.P11])*[.E12]+([.O10]+[.O11])*[.D11]+([.P10]+[.P11])*[.F11])/2/([.O10]+[.O11]+[.P10]+[.P11])" office:value-type="float" office:value="0.984940529357573" calcext:value-type="float">
            <text:p>0.984940529357573</text:p>
          </table:table-cell>
          <table:table-cell table:formula="of:=(([.P10]+[.Q10])*[.F10]+([.P11]+[.Q11])*[.F12]+([.P10]+[.P11])*[.E11]+([.Q10]+[.Q11])*[.G11])/2/([.P10]+[.P11]+[.Q10]+[.Q11])" office:value-type="float" office:value="0.493378031803268" calcext:value-type="float">
            <text:p>0.493378031803268</text:p>
          </table:table-cell>
          <table:table-cell table:formula="of:=(([.Q10]+[.R10])*[.G10]+([.Q11]+[.R11])*[.G12]+([.Q10]+[.Q11])*[.F11]+([.R10]+[.R11])*[.H11])/2/([.Q10]+[.Q11]+[.R10]+[.R11])" office:value-type="float" office:value="-0.168655895170726" calcext:value-type="float">
            <text:p>-0.168655895170726</text:p>
          </table:table-cell>
          <table:table-cell table:formula="of:=(([.R10]+[.S10])*[.H10]+([.R11]+[.S11])*[.H12]+([.R10]+[.R11])*[.G11]+([.S10]+[.S11])*[.I11])/2/([.R10]+[.R11]+[.S10]+[.S11])" office:value-type="float" office:value="-1.04676536428553" calcext:value-type="float">
            <text:p>-1.04676536428553</text:p>
          </table:table-cell>
          <table:table-cell table:formula="of:=(([.S10]+[.T10])*[.I10]+([.S11]+[.T11])*[.I12]+([.S10]+[.S11])*[.H11]+([.T10]+[.T11])*[.J11])/2/([.S10]+[.S11]+[.T10]+[.T11])" office:value-type="float" office:value="-2.11407205421859" calcext:value-type="float">
            <text:p>-2.11407205421859</text:p>
          </table:table-cell>
          <table:table-cell table:formula="of:=(([.T10]+[.U10])*[.J10]+([.T11]+[.U11])*[.J12]+([.T10]+[.T11])*[.I11]+([.U10]+[.U11])*[.K11])/2/([.T10]+[.T11]+[.U10]+[.U11])" office:value-type="float" office:value="-3.49435904745967" calcext:value-type="float">
            <text:p>-3.49435904745967</text:p>
          </table:table-cell>
          <table:table-cell table:formula="of:=1/2*[.J11]+([.K10]*[.U10]+[.K12]*[.U11])/2/([.U10]+[.U11])" office:value-type="float" office:value="-4.88560411817603" calcext:value-type="float">
            <text:p>-4.88560411817603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([.B11]+[.C12])/2" office:value-type="float" office:value="1.53160140374597" calcext:value-type="float">
            <text:p>1.53160140374597</text:p>
          </table:table-cell>
          <table:table-cell table:style-name="ce1" table:formula="of:=1/2*[.C11]+([.B12]*[.M11]+[.D12]*[.N11])/2/([.M11]+[.N11])" office:value-type="float" office:value="1.46303334421917" calcext:value-type="float">
            <text:p>1.46303334421917</text:p>
          </table:table-cell>
          <table:table-cell table:style-name="ce1" table:formula="of:=1/2*[.D11]+([.C12]*[.N11]+[.E12]*[.O11])/2/([.N11]+[.O11])" office:value-type="float" office:value="1.25620634224775" calcext:value-type="float">
            <text:p>1.25620634224775</text:p>
          </table:table-cell>
          <table:table-cell table:style-name="ce1" table:formula="of:=1/2*[.E11]+([.D12]*[.O11]+[.F12]*[.P11])/2/([.O11]+[.P11])" office:value-type="float" office:value="0.905791571116264" calcext:value-type="float">
            <text:p>0.905791571116264</text:p>
          </table:table-cell>
          <table:table-cell table:style-name="ce1" table:formula="of:=1/2*[.F11]+([.E12]*[.P11]+[.G12]*[.Q11])/2/([.P11]+[.Q11])" office:value-type="float" office:value="0.397550574903869" calcext:value-type="float">
            <text:p>0.397550574903869</text:p>
          </table:table-cell>
          <table:table-cell table:style-name="ce1" table:formula="of:=1/2*[.G11]+([.F12]*[.Q11]+[.H12]*[.R11])/2/([.Q11]+[.R11])" office:value-type="float" office:value="-0.301662751908142" calcext:value-type="float">
            <text:p>-0.301662751908142</text:p>
          </table:table-cell>
          <table:table-cell table:style-name="ce1" table:formula="of:=1/2*[.H11]+([.G12]*[.R11]+[.I12]*[.S11])/2/([.R11]+[.S11])" office:value-type="float" office:value="-1.26566736833785" calcext:value-type="float">
            <text:p>-1.26566736833785</text:p>
          </table:table-cell>
          <table:table-cell table:style-name="ce1" table:formula="of:=1/2*[.I11]+([.H12]*[.S11]+[.J12]*[.T11])/2/([.S11]+[.T11])" office:value-type="float" office:value="-2.59766412897558" calcext:value-type="float">
            <text:p>-2.59766412897558</text:p>
          </table:table-cell>
          <table:table-cell table:style-name="ce1" table:formula="of:=1/2*[.J11]+([.I12]*[.T11]+[.K12]*[.U11])/2/([.T11]+[.U11])" office:value-type="float" office:value="-4.89663236106502" calcext:value-type="float">
            <text:p>-4.89663236106502</text:p>
          </table:table-cell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</table:table>
      <table:table table:name="10x10 homogeneous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5]+[.D5])/4+[.C6]/2" office:value-type="float" office:value="5.55694243535436" calcext:value-type="float">
            <text:p>5.55694243535436</text:p>
          </table:table-cell>
          <table:table-cell table:formula="of:=([.C5]+[.E5])/4+[.D6]/2" office:value-type="float" office:value="3.54341925368415" calcext:value-type="float">
            <text:p>3.54341925368415</text:p>
          </table:table-cell>
          <table:table-cell table:formula="of:=([.D5]+[.F5])/4+[.E6]/2" office:value-type="float" office:value="2.36196571014367" calcext:value-type="float">
            <text:p>2.36196571014367</text:p>
          </table:table-cell>
          <table:table-cell table:formula="of:=([.E5]+[.G5])/4+[.F6]/2" office:value-type="float" office:value="1.55289264452206" calcext:value-type="float">
            <text:p>1.55289264452206</text:p>
          </table:table-cell>
          <table:table-cell table:formula="of:=([.F5]+[.H5])/4+[.G6]/2" office:value-type="float" office:value="0.959645520593696" calcext:value-type="float">
            <text:p>0.959645520593696</text:p>
          </table:table-cell>
          <table:table-cell table:formula="of:=([.G5]+[.I5])/4+[.H6]/2" office:value-type="float" office:value="0.521885169081579" calcext:value-type="float">
            <text:p>0.521885169081579</text:p>
          </table:table-cell>
          <table:table-cell table:formula="of:=([.H5]+[.J5])/4+[.I6]/2" office:value-type="float" office:value="0.215676470328885" calcext:value-type="float">
            <text:p>0.215676470328885</text:p>
          </table:table-cell>
          <table:table-cell table:formula="of:=([.I5]+[.K5])/4+[.J6]/2" office:value-type="float" office:value="0.0329889842571867" calcext:value-type="float">
            <text:p>0.032988984257187</text:p>
          </table:table-cell>
          <table:table-cell table:formula="of:=([.J5]+[.K6])/2" office:value-type="float" office:value="-0.0278709099554509" calcext:value-type="float">
            <text:p>-0.027870909955451</text:p>
          </table:table-cell>
        </table:table-row>
        <table:table-row table:style-name="ro2">
          <table:table-cell/>
          <table:table-cell table:formula="of:=([.B5]+[.B7])/4+[.C6]/2" office:value-type="float" office:value="5.55703338844798" calcext:value-type="float">
            <text:p>5.55703338844798</text:p>
          </table:table-cell>
          <table:table-cell table:formula="of:=([.C5]+[.B6]+[.C7]+[.D6])/4" office:value-type="float" office:value="4.34227407795784" calcext:value-type="float">
            <text:p>4.34227407795784</text:p>
          </table:table-cell>
          <table:table-cell table:formula="of:=([.D5]+[.C6]+[.D7]+[.E6])/4" office:value-type="float" office:value="3.12751486340629" calcext:value-type="float">
            <text:p>3.12751486340629</text:p>
          </table:table-cell>
          <table:table-cell table:formula="of:=([.E5]+[.D6]+[.E7]+[.F6])/4" office:value-type="float" office:value="2.17597141748177" calcext:value-type="float">
            <text:p>2.17597141748177</text:p>
          </table:table-cell>
          <table:table-cell table:formula="of:=([.F5]+[.E6]+[.F7]+[.G6])/4" office:value-type="float" office:value="1.44510088461374" calcext:value-type="float">
            <text:p>1.44510088461374</text:p>
          </table:table-cell>
          <table:table-cell table:formula="of:=([.G5]+[.F6]+[.G7]+[.H6])/4" office:value-type="float" office:value="0.882082522748015" calcext:value-type="float">
            <text:p>0.882082522748015</text:p>
          </table:table-cell>
          <table:table-cell table:formula="of:=([.H5]+[.G6]+[.H7]+[.I6])/4" office:value-type="float" office:value="0.456217508412388" calcext:value-type="float">
            <text:p>0.456217508412388</text:p>
          </table:table-cell>
          <table:table-cell table:formula="of:=([.I5]+[.H6]+[.I7]+[.J6])/4" office:value-type="float" office:value="0.154006286177472" calcext:value-type="float">
            <text:p>0.154006286177472</text:p>
          </table:table-cell>
          <table:table-cell table:formula="of:=([.J5]+[.I6]+[.J7]+[.K6])/4" office:value-type="float" office:value="-0.0278472885431045" calcext:value-type="float">
            <text:p>-0.027847288543105</text:p>
          </table:table-cell>
          <table:table-cell table:formula="of:=([.K5]+[.K7])/4+[.J6]/2" office:value-type="float" office:value="-0.088651940791289" calcext:value-type="float">
            <text:p>-0.088651940791289</text:p>
          </table:table-cell>
        </table:table-row>
        <table:table-row table:style-name="ro2">
          <table:table-cell/>
          <table:table-cell table:formula="of:=([.B6]+[.B8])/4+[.C7]/2" office:value-type="float" office:value="3.54377036620643" calcext:value-type="float">
            <text:p>3.54377036620643</text:p>
          </table:table-cell>
          <table:table-cell table:formula="of:=([.C6]+[.B7]+[.C8]+[.D7])/4" office:value-type="float" office:value="3.12776035119033" calcext:value-type="float">
            <text:p>3.12776035119033</text:p>
          </table:table-cell>
          <table:table-cell table:formula="of:=([.D6]+[.C7]+[.D8]+[.E7])/4" office:value-type="float" office:value="2.44858666518325" calcext:value-type="float">
            <text:p>2.44858666518325</text:p>
          </table:table-cell>
          <table:table-cell table:formula="of:=([.E6]+[.D7]+[.E8]+[.F7])/4" office:value-type="float" office:value="1.76952178164205" calcext:value-type="float">
            <text:p>1.76952178164205</text:p>
          </table:table-cell>
          <table:table-cell table:formula="of:=([.F6]+[.E7]+[.F8]+[.G7])/4" office:value-type="float" office:value="1.16999419328092" calcext:value-type="float">
            <text:p>1.16999419328092</text:p>
          </table:table-cell>
          <table:table-cell table:formula="of:=([.G6]+[.F7]+[.G8]+[.H7])/4" office:value-type="float" office:value="0.667831143391774" calcext:value-type="float">
            <text:p>0.667831143391774</text:p>
          </table:table-cell>
          <table:table-cell table:formula="of:=([.H6]+[.G7]+[.H8]+[.I7])/4" office:value-type="float" office:value="0.267170554962313" calcext:value-type="float">
            <text:p>0.267170554962313</text:p>
          </table:table-cell>
          <table:table-cell table:formula="of:=([.I6]+[.H7]+[.I8]+[.J7])/4" office:value-type="float" office:value="-0.027563137489945" calcext:value-type="float">
            <text:p>-0.027563137489945</text:p>
          </table:table-cell>
          <table:table-cell table:formula="of:=([.J6]+[.I7]+[.J8]+[.K7])/4" office:value-type="float" office:value="-0.209400269268401" calcext:value-type="float">
            <text:p>-0.209400269268401</text:p>
          </table:table-cell>
          <table:table-cell table:formula="of:=([.K6]+[.K8])/4+[.J7]/2" office:value-type="float" office:value="-0.270932244708285" calcext:value-type="float">
            <text:p>-0.270932244708285</text:p>
          </table:table-cell>
        </table:table-row>
        <table:table-row table:style-name="ro2">
          <table:table-cell/>
          <table:table-cell table:formula="of:=([.B7]+[.B9])/4+[.C8]/2" office:value-type="float" office:value="2.36259821991745" calcext:value-type="float">
            <text:p>2.36259821991745</text:p>
          </table:table-cell>
          <table:table-cell table:formula="of:=([.C7]+[.B8]+[.C9]+[.D8])/4" office:value-type="float" office:value="2.17647611466331" calcext:value-type="float">
            <text:p>2.17647611466331</text:p>
          </table:table-cell>
          <table:table-cell table:formula="of:=([.D7]+[.C8]+[.D9]+[.E8])/4" office:value-type="float" office:value="1.76983230433504" calcext:value-type="float">
            <text:p>1.76983230433504</text:p>
          </table:table-cell>
          <table:table-cell table:formula="of:=([.E7]+[.D8]+[.E9]+[.F8])/4" office:value-type="float" office:value="1.28384900660748" calcext:value-type="float">
            <text:p>1.28384900660748</text:p>
          </table:table-cell>
          <table:table-cell table:formula="of:=([.F7]+[.E8]+[.F9]+[.G8])/4" office:value-type="float" office:value="0.797971429530722" calcext:value-type="float">
            <text:p>0.797971429530722</text:p>
          </table:table-cell>
          <table:table-cell table:formula="of:=([.G7]+[.F8]+[.G9]+[.H8])/4" office:value-type="float" office:value="0.352744364947268" calcext:value-type="float">
            <text:p>0.352744364947268</text:p>
          </table:table-cell>
          <table:table-cell table:formula="of:=([.H7]+[.G8]+[.H9]+[.I8])/4" office:value-type="float" office:value="-0.027232960216852" calcext:value-type="float">
            <text:p>-0.027232960216852</text:p>
          </table:table-cell>
          <table:table-cell table:formula="of:=([.I7]+[.H8]+[.I9]+[.J8])/4" office:value-type="float" office:value="-0.321675414638508" calcext:value-type="float">
            <text:p>-0.321675414638508</text:p>
          </table:table-cell>
          <table:table-cell table:formula="of:=([.J7]+[.I8]+[.J9]+[.K8])/4" office:value-type="float" office:value="-0.510681406997754" calcext:value-type="float">
            <text:p>-0.510681406997754</text:p>
          </table:table-cell>
          <table:table-cell table:formula="of:=([.K7]+[.K9])/4+[.J8]/2" office:value-type="float" office:value="-0.57614142223577" calcext:value-type="float">
            <text:p>-0.57614142223577</text:p>
          </table:table-cell>
        </table:table-row>
        <table:table-row table:style-name="ro2">
          <table:table-cell/>
          <table:table-cell table:formula="of:=([.B8]+[.B10])/4+[.C9]/2" office:value-type="float" office:value="1.55367028413677" calcext:value-type="float">
            <text:p>1.55367028413677</text:p>
          </table:table-cell>
          <table:table-cell table:formula="of:=([.C8]+[.B9]+[.C10]+[.D9])/4" office:value-type="float" office:value="1.44585417168431" calcext:value-type="float">
            <text:p>1.44585417168431</text:p>
          </table:table-cell>
          <table:table-cell table:formula="of:=([.D8]+[.C9]+[.D10]+[.E9])/4" office:value-type="float" office:value="1.17067473918572" calcext:value-type="float">
            <text:p>1.17067473918572</text:p>
          </table:table-cell>
          <table:table-cell table:formula="of:=([.E8]+[.D9]+[.E10]+[.F9])/4" office:value-type="float" office:value="0.798389079669485" calcext:value-type="float">
            <text:p>0.798389079669485</text:p>
          </table:table-cell>
          <table:table-cell table:formula="of:=([.F8]+[.E9]+[.F10]+[.G9])/4" office:value-type="float" office:value="0.385741981247669" calcext:value-type="float">
            <text:p>0.385741981247669</text:p>
          </table:table-cell>
          <table:table-cell table:formula="of:=([.G8]+[.F9]+[.G10]+[.H9])/4" office:value-type="float" office:value="-0.0266442956136656" calcext:value-type="float">
            <text:p>-0.026644295613666</text:p>
          </table:table-cell>
          <table:table-cell table:formula="of:=([.H8]+[.G9]+[.H10]+[.I9])/4" office:value-type="float" office:value="-0.406338887150619" calcext:value-type="float">
            <text:p>-0.406338887150619</text:p>
          </table:table-cell>
          <table:table-cell table:formula="of:=([.I8]+[.H9]+[.I10]+[.J9])/4" office:value-type="float" office:value="-0.721016509541589" calcext:value-type="float">
            <text:p>-0.721016509541589</text:p>
          </table:table-cell>
          <table:table-cell table:formula="of:=([.J8]+[.I9]+[.J10]+[.K9])/4" office:value-type="float" office:value="-0.934828832886322" calcext:value-type="float">
            <text:p>-0.934828832886322</text:p>
          </table:table-cell>
          <table:table-cell table:formula="of:=([.K8]+[.K10])/4+[.J9]/2" office:value-type="float" office:value="-1.01208304259506" calcext:value-type="float">
            <text:p>-1.01208304259506</text:p>
          </table:table-cell>
        </table:table-row>
        <table:table-row table:style-name="ro2">
          <table:table-cell/>
          <table:table-cell table:formula="of:=([.B9]+[.B11])/4+[.C10]/2" office:value-type="float" office:value="0.960445419181383" calcext:value-type="float">
            <text:p>0.960445419181383</text:p>
          </table:table-cell>
          <table:table-cell table:formula="of:=([.C9]+[.B10]+[.C11]+[.D10])/4" office:value-type="float" office:value="0.882872829516317" calcext:value-type="float">
            <text:p>0.882872829516317</text:p>
          </table:table-cell>
          <table:table-cell table:formula="of:=([.D9]+[.C10]+[.D11]+[.E10])/4" office:value-type="float" office:value="0.668714131575486" calcext:value-type="float">
            <text:p>0.668714131575486</text:p>
          </table:table-cell>
          <table:table-cell table:formula="of:=([.E9]+[.D10]+[.E11]+[.F10])/4" office:value-type="float" office:value="0.35357917776519" calcext:value-type="float">
            <text:p>0.35357917776519</text:p>
          </table:table-cell>
          <table:table-cell table:formula="of:=([.F9]+[.E10]+[.F11]+[.G10])/4" office:value-type="float" office:value="-0.0262217763433233" calcext:value-type="float">
            <text:p>-0.026221776343323</text:p>
          </table:table-cell>
          <table:table-cell table:formula="of:=([.G9]+[.F10]+[.G11]+[.H10])/4" office:value-type="float" office:value="-0.4381731134311" calcext:value-type="float">
            <text:p>-0.4381731134311</text:p>
          </table:table-cell>
          <table:table-cell table:formula="of:=([.H9]+[.G10]+[.H11]+[.I10])/4" office:value-type="float" office:value="-0.849804324398003" calcext:value-type="float">
            <text:p>-0.849804324398003</text:p>
          </table:table-cell>
          <table:table-cell table:formula="of:=([.I9]+[.H10]+[.I11]+[.J10])/4" office:value-type="float" office:value="-1.2208990099842" calcext:value-type="float">
            <text:p>-1.2208990099842</text:p>
          </table:table-cell>
          <table:table-cell table:formula="of:=([.J9]+[.I10]+[.J11]+[.K10])/4" office:value-type="float" office:value="-1.49508492645435" calcext:value-type="float">
            <text:p>-1.49508492645435</text:p>
          </table:table-cell>
          <table:table-cell table:formula="of:=([.K9]+[.K11])/4+[.J10]/2" office:value-type="float" office:value="-1.60233138688565" calcext:value-type="float">
            <text:p>-1.60233138688565</text:p>
          </table:table-cell>
        </table:table-row>
        <table:table-row table:style-name="ro2">
          <table:table-cell/>
          <table:table-cell table:formula="of:=([.B10]+[.B12])/4+[.C11]/2" office:value-type="float" office:value="0.52246132390343" calcext:value-type="float">
            <text:p>0.52246132390343</text:p>
          </table:table-cell>
          <table:table-cell table:formula="of:=([.C10]+[.B11]+[.C12]+[.D11])/4" office:value-type="float" office:value="0.456781091388709" calcext:value-type="float">
            <text:p>0.456781091388709</text:p>
          </table:table-cell>
          <table:table-cell table:formula="of:=([.D10]+[.C11]+[.D12]+[.E11])/4" office:value-type="float" office:value="0.267892308761241" calcext:value-type="float">
            <text:p>0.267892308761241</text:p>
          </table:table-cell>
          <table:table-cell table:formula="of:=([.E10]+[.D11]+[.E12]+[.F11])/4" office:value-type="float" office:value="-0.0264108484205754" calcext:value-type="float">
            <text:p>-0.026410848420575</text:p>
          </table:table-cell>
          <table:table-cell table:formula="of:=([.F10]+[.E11]+[.F12]+[.G11])/4" office:value-type="float" office:value="-0.405674667187049" calcext:value-type="float">
            <text:p>-0.405674667187049</text:p>
          </table:table-cell>
          <table:table-cell table:formula="of:=([.G10]+[.F11]+[.G12]+[.H11])/4" office:value-type="float" office:value="-0.849514603839426" calcext:value-type="float">
            <text:p>-0.849514603839426</text:p>
          </table:table-cell>
          <table:table-cell table:formula="of:=([.H10]+[.G11]+[.H12]+[.I11])/4" office:value-type="float" office:value="-1.33346964407268" calcext:value-type="float">
            <text:p>-1.33346964407268</text:p>
          </table:table-cell>
          <table:table-cell table:formula="of:=([.I10]+[.H11]+[.I12]+[.J11])/4" office:value-type="float" office:value="-1.81727802072348" calcext:value-type="float">
            <text:p>-1.81727802072348</text:p>
          </table:table-cell>
          <table:table-cell table:formula="of:=([.J10]+[.I11]+[.J12]+[.K11])/4" office:value-type="float" office:value="-2.22185811698988" calcext:value-type="float">
            <text:p>-2.22185811698988</text:p>
          </table:table-cell>
          <table:table-cell table:formula="of:=([.K10]+[.K12])/4+[.J11]/2" office:value-type="float" office:value="-2.40690150755745" calcext:value-type="float">
            <text:p>-2.40690150755745</text:p>
          </table:table-cell>
        </table:table-row>
        <table:table-row table:style-name="ro2">
          <table:table-cell/>
          <table:table-cell table:formula="of:=([.B11]+[.B13])/4+[.C12]/2" office:value-type="float" office:value="0.216030635712674" calcext:value-type="float">
            <text:p>0.216030635712674</text:p>
          </table:table-cell>
          <table:table-cell table:formula="of:=([.C11]+[.B12]+[.C13]+[.D12])/4" office:value-type="float" office:value="0.15432653581203" calcext:value-type="float">
            <text:p>0.15432653581203</text:p>
          </table:table-cell>
          <table:table-cell table:formula="of:=([.D11]+[.C12]+[.D13]+[.E12])/4" office:value-type="float" office:value="-0.0271366948234613" calcext:value-type="float">
            <text:p>-0.027136694823461</text:p>
          </table:table-cell>
          <table:table-cell table:formula="of:=([.E11]+[.D12]+[.E13]+[.F12])/4" office:value-type="float" office:value="-0.321196117391755" calcext:value-type="float">
            <text:p>-0.321196117391755</text:p>
          </table:table-cell>
          <table:table-cell table:formula="of:=([.F11]+[.E12]+[.F13]+[.G12])/4" office:value-type="float" office:value="-0.720477739657106" calcext:value-type="float">
            <text:p>-0.720477739657106</text:p>
          </table:table-cell>
          <table:table-cell table:formula="of:=([.G11]+[.F12]+[.G13]+[.H12])/4" office:value-type="float" office:value="-1.2204869995955" calcext:value-type="float">
            <text:p>-1.2204869995955</text:p>
          </table:table-cell>
          <table:table-cell table:formula="of:=([.H11]+[.G12]+[.H13]+[.I12])/4" office:value-type="float" office:value="-1.81706868471566" calcext:value-type="float">
            <text:p>-1.81706868471566</text:p>
          </table:table-cell>
          <table:table-cell table:formula="of:=([.I11]+[.H12]+[.I13]+[.J12])/4" office:value-type="float" office:value="-2.49253030570429" calcext:value-type="float">
            <text:p>-2.49253030570429</text:p>
          </table:table-cell>
          <table:table-cell table:formula="of:=([.J11]+[.I12]+[.J13]+[.K12])/4" office:value-type="float" office:value="-3.16790565690536" calcext:value-type="float">
            <text:p>-3.16790565690536</text:p>
          </table:table-cell>
          <table:table-cell table:formula="of:=([.K11]+[.K13])/4+[.J12]/2" office:value-type="float" office:value="-3.5815584093644" calcext:value-type="float">
            <text:p>-3.5815584093644</text:p>
          </table:table-cell>
        </table:table-row>
        <table:table-row table:style-name="ro2">
          <table:table-cell/>
          <table:table-cell table:formula="of:=([.B12]+[.B14])/4+[.C13]/2" office:value-type="float" office:value="0.0331912757178767" calcext:value-type="float">
            <text:p>0.033191275717877</text:p>
          </table:table-cell>
          <table:table-cell table:formula="of:=([.C12]+[.B13]+[.C14]+[.D13])/4" office:value-type="float" office:value="-0.0276712318060182" calcext:value-type="float">
            <text:p>-0.027671231806018</text:p>
          </table:table-cell>
          <table:table-cell table:formula="of:=([.D12]+[.C13]+[.D14]+[.E13])/4" office:value-type="float" office:value="-0.209153734649303" calcext:value-type="float">
            <text:p>-0.209153734649303</text:p>
          </table:table-cell>
          <table:table-cell table:formula="of:=([.E12]+[.D13]+[.E14]+[.F13])/4" office:value-type="float" office:value="-0.510363751344405" calcext:value-type="float">
            <text:p>-0.510363751344405</text:p>
          </table:table-cell>
          <table:table-cell table:formula="of:=([.F12]+[.E13]+[.F14]+[.G13])/4" office:value-type="float" office:value="-0.934453517815743" calcext:value-type="float">
            <text:p>-0.934453517815743</text:p>
          </table:table-cell>
          <table:table-cell table:formula="of:=([.G12]+[.F13]+[.G14]+[.H13])/4" office:value-type="float" office:value="-1.49471685878815" calcext:value-type="float">
            <text:p>-1.49471685878815</text:p>
          </table:table-cell>
          <table:table-cell table:formula="of:=([.H12]+[.G13]+[.H14]+[.I13])/4" office:value-type="float" office:value="-2.22163260627458" calcext:value-type="float">
            <text:p>-2.22163260627458</text:p>
          </table:table-cell>
          <table:table-cell table:formula="of:=([.I12]+[.H13]+[.I14]+[.J13])/4" office:value-type="float" office:value="-3.16780294405144" calcext:value-type="float">
            <text:p>-3.16780294405144</text:p>
          </table:table-cell>
          <table:table-cell table:formula="of:=([.J12]+[.I13]+[.J14]+[.K13])/4" office:value-type="float" office:value="-4.37557006370042" calcext:value-type="float">
            <text:p>-4.37557006370042</text:p>
          </table:table-cell>
          <table:table-cell table:formula="of:=([.K12]+[.K14])/4+[.J13]/2" office:value-type="float" office:value="-5.58330033662507" calcext:value-type="float">
            <text:p>-5.58330033662507</text:p>
          </table:table-cell>
        </table:table-row>
        <table:table-row table:style-name="ro2">
          <table:table-cell/>
          <table:table-cell table:formula="of:=([.B13]+[.C14])/2" office:value-type="float" office:value="-0.0277832625058497" calcext:value-type="float">
            <text:p>-0.02778326250585</text:p>
          </table:table-cell>
          <table:table-cell table:formula="of:=([.B14]+[.D14])/4+[.C13]/2" office:value-type="float" office:value="-0.0885742878712698" calcext:value-type="float">
            <text:p>-0.08857428787127</text:p>
          </table:table-cell>
          <table:table-cell table:formula="of:=([.C14]+[.E14])/4+[.D13]/2" office:value-type="float" office:value="-0.270908933240333" calcext:value-type="float">
            <text:p>-0.270908933240333</text:p>
          </table:table-cell>
          <table:table-cell table:formula="of:=([.D14]+[.F14])/4+[.E13]/2" office:value-type="float" office:value="-0.576001018784629" calcext:value-type="float">
            <text:p>-0.576001018784629</text:p>
          </table:table-cell>
          <table:table-cell table:formula="of:=([.E14]+[.G14])/4+[.F13]/2" office:value-type="float" office:value="-1.01184764527868" calcext:value-type="float">
            <text:p>-1.01184764527868</text:p>
          </table:table-cell>
          <table:table-cell table:formula="of:=([.F14]+[.H14])/4+[.G13]/2" office:value-type="float" office:value="-1.60208221621556" calcext:value-type="float">
            <text:p>-1.60208221621556</text:p>
          </table:table-cell>
          <table:table-cell table:formula="of:=([.G14]+[.I14])/4+[.H13]/2" office:value-type="float" office:value="-2.4066975426263" calcext:value-type="float">
            <text:p>-2.4066975426263</text:p>
          </table:table-cell>
          <table:table-cell table:formula="of:=([.H14]+[.J14])/4+[.I13]/2" office:value-type="float" office:value="-3.58144274174046" calcext:value-type="float">
            <text:p>-3.58144274174046</text:p>
          </table:table-cell>
          <table:table-cell table:formula="of:=([.I14]+[.K14])/4+[.J13]/2" office:value-type="float" office:value="-5.5832713172198" calcext:value-type="float">
            <text:p>-5.5832713172198</text:p>
          </table:table-cell>
          <table:table-cell office:value-type="float" office:value="-10" calcext:value-type="float">
            <text:p>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1:00:37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Stegeman - CITG</meta:initial-creator>
    <meta:creation-date>2021-03-21T18:53:16</meta:creation-date>
    <dc:date>2021-07-13T11:46:42.769000000</dc:date>
    <meta:generator>LibreOffice/6.2.3.2$Windows_X86_64 LibreOffice_project/aecc05fe267cc68dde00352a451aa867b3b546ac</meta:generator>
    <meta:editing-duration>PT22M53S</meta:editing-duration>
    <meta:editing-cycles>3</meta:editing-cycles>
    <meta:document-statistic meta:table-count="3" meta:cell-count="460" meta:object-count="0"/>
    <meta:user-defined meta:name="AppVersion">16.0300</meta:user-defined>
    <meta:user-defined meta:name="Company">TU Del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